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b48f" officeooo:paragraph-rsid="0003b48f"/>
    </style:style>
    <style:style style:name="P2" style:family="paragraph" style:parent-style-name="Standard">
      <style:text-properties officeooo:rsid="0003b48f" officeooo:paragraph-rsid="000be6fc"/>
    </style:style>
    <style:style style:name="P3" style:family="paragraph" style:parent-style-name="Standard">
      <style:text-properties style:text-line-through-style="none" style:text-line-through-type="none" officeooo:rsid="0003b48f" officeooo:paragraph-rsid="0003b48f"/>
    </style:style>
    <style:style style:name="P4" style:family="paragraph" style:parent-style-name="Standard">
      <style:text-properties style:text-line-through-style="none" style:text-line-through-type="none" officeooo:rsid="000be6fc" officeooo:paragraph-rsid="000be6fc"/>
    </style:style>
    <style:style style:name="P5" style:family="paragraph" style:parent-style-name="Standard">
      <style:text-properties style:text-line-through-style="none" style:text-line-through-type="none" officeooo:rsid="000973b3" officeooo:paragraph-rsid="0007cacb"/>
    </style:style>
    <style:style style:name="P6" style:family="paragraph" style:parent-style-name="Standard">
      <style:text-properties style:text-line-through-style="none" style:text-line-through-type="none" officeooo:rsid="000973b3" officeooo:paragraph-rsid="000973b3"/>
    </style:style>
    <style:style style:name="P7" style:family="paragraph" style:parent-style-name="Standard">
      <style:text-properties style:text-line-through-style="none" style:text-line-through-type="none" officeooo:rsid="0009e788" officeooo:paragraph-rsid="0009e788"/>
    </style:style>
    <style:style style:name="P8" style:family="paragraph" style:parent-style-name="Standard">
      <style:text-properties style:text-line-through-style="none" style:text-line-through-type="none" officeooo:rsid="0009e788" officeooo:paragraph-rsid="000973b3"/>
    </style:style>
    <style:style style:name="P9" style:family="paragraph" style:parent-style-name="Standard">
      <style:text-properties style:text-line-through-style="none" style:text-line-through-type="none" officeooo:rsid="000ff871" officeooo:paragraph-rsid="000ff871"/>
    </style:style>
    <style:style style:name="P10" style:family="paragraph" style:parent-style-name="Standard">
      <style:text-properties style:text-line-through-style="none" style:text-line-through-type="none" fo:font-weight="bold" officeooo:rsid="0003b48f" officeooo:paragraph-rsid="0003b48f" style:font-weight-asian="bold" style:font-weight-complex="bold"/>
    </style:style>
    <style:style style:name="P11" style:family="paragraph" style:parent-style-name="Standard">
      <style:text-properties style:text-line-through-style="none" style:text-line-through-type="none" fo:font-weight="bold" officeooo:rsid="000598ca" officeooo:paragraph-rsid="000598ca" style:font-weight-asian="bold" style:font-weight-complex="bold"/>
    </style:style>
    <style:style style:name="P12" style:family="paragraph" style:parent-style-name="Standard">
      <style:text-properties style:text-line-through-style="none" style:text-line-through-type="none" officeooo:rsid="0010736e" officeooo:paragraph-rsid="0010736e"/>
    </style:style>
    <style:style style:name="P13" style:family="paragraph" style:parent-style-name="Standard">
      <style:text-properties style:text-line-through-style="none" style:text-line-through-type="none" fo:font-weight="normal" officeooo:rsid="00118d2b" officeooo:paragraph-rsid="00118d2b" style:font-weight-asian="normal" style:font-weight-complex="normal"/>
    </style:style>
    <style:style style:name="P14" style:family="paragraph" style:parent-style-name="Standard">
      <style:text-properties style:text-line-through-style="none" style:text-line-through-type="none" fo:font-weight="normal" officeooo:rsid="00138516" officeooo:paragraph-rsid="00138516" style:font-weight-asian="normal" style:font-weight-complex="normal"/>
    </style:style>
    <style:style style:name="P15" style:family="paragraph" style:parent-style-name="Standard">
      <style:text-properties officeooo:rsid="0007cacb" officeooo:paragraph-rsid="0007cacb"/>
    </style:style>
    <style:style style:name="P16" style:family="paragraph" style:parent-style-name="Standard">
      <style:text-properties officeooo:rsid="000973b3" officeooo:paragraph-rsid="000973b3"/>
    </style:style>
    <style:style style:name="P17" style:family="paragraph" style:parent-style-name="Standard">
      <style:text-properties officeooo:rsid="0009e788" officeooo:paragraph-rsid="0009e788"/>
    </style:style>
    <style:style style:name="P18" style:family="paragraph" style:parent-style-name="Standard">
      <style:text-properties officeooo:rsid="000be6fc" officeooo:paragraph-rsid="000be6fc"/>
    </style:style>
    <style:style style:name="P19" style:family="paragraph" style:parent-style-name="Standard">
      <style:text-properties fo:font-weight="bold" officeooo:rsid="0003b48f" officeooo:paragraph-rsid="0003b48f" style:font-weight-asian="bold" style:font-weight-complex="bold"/>
    </style:style>
    <style:style style:name="P20" style:family="paragraph" style:parent-style-name="Standard">
      <style:text-properties style:text-line-through-style="none" style:text-line-through-type="none" officeooo:rsid="000be6fc" officeooo:paragraph-rsid="000be6fc"/>
    </style:style>
    <style:style style:name="P21" style:family="paragraph" style:parent-style-name="Standard">
      <style:text-properties style:text-line-through-style="none" style:text-line-through-type="none" officeooo:rsid="0014c2c3" officeooo:paragraph-rsid="0014c2c3"/>
    </style:style>
    <style:style style:name="P22" style:family="paragraph" style:parent-style-name="Standard">
      <style:text-properties style:text-line-through-style="none" style:text-line-through-type="none" fo:font-weight="bold" officeooo:rsid="000598ca" officeooo:paragraph-rsid="000598ca" style:font-weight-asian="bold" style:font-weight-complex="bold"/>
    </style:style>
    <style:style style:name="P23" style:family="paragraph" style:parent-style-name="Standard">
      <style:text-properties style:text-line-through-style="none" style:text-line-through-type="none" fo:font-weight="normal" officeooo:rsid="0017aae0" officeooo:paragraph-rsid="0017aae0" style:font-weight-asian="normal" style:font-weight-complex="normal"/>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style:text-line-through-style="none" style:text-line-through-type="none" officeooo:rsid="000973b3"/>
    </style:style>
    <style:style style:name="T4" style:family="text">
      <style:text-properties style:text-line-through-style="none" style:text-line-through-type="none" officeooo:rsid="0009e788"/>
    </style:style>
    <style:style style:name="T5" style:family="text">
      <style:text-properties style:text-line-through-style="none" style:text-line-through-type="none" officeooo:rsid="000ff871"/>
    </style:style>
    <style:style style:name="T6" style:family="text">
      <style:text-properties style:text-line-through-style="none" style:text-line-through-type="none" officeooo:rsid="0010736e"/>
    </style:style>
    <style:style style:name="T7" style:family="text">
      <style:text-properties officeooo:rsid="000598ca"/>
    </style:style>
    <style:style style:name="T8" style:family="text">
      <style:text-properties officeooo:rsid="00074743"/>
    </style:style>
    <style:style style:name="T9" style:family="text">
      <style:text-properties officeooo:rsid="000d1f57"/>
    </style:style>
    <style:style style:name="T10" style:family="text">
      <style:text-properties officeooo:rsid="000e24c8"/>
    </style:style>
    <style:style style:name="T11" style:family="text">
      <style:text-properties officeooo:rsid="000ff871"/>
    </style:style>
    <style:style style:name="T12" style:family="text">
      <style:text-properties officeooo:rsid="0010736e"/>
    </style:style>
    <style:style style:name="T13" style:family="text">
      <style:text-properties officeooo:rsid="00138516"/>
    </style:style>
    <style:style style:name="T14" style:family="text">
      <style:text-properties officeooo:rsid="0014c2c3"/>
    </style:style>
    <style:style style:name="T15" style:family="text">
      <style:text-properties officeooo:rsid="0015d636"/>
    </style:style>
    <style:style style:name="T16" style:family="text">
      <style:text-properties officeooo:rsid="001790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ational Introduction to Robotics</text:p>
      <text:p text:style-name="P1">Warmup Project</text:p>
      <text:p text:style-name="P1">Benjamin Ziemann</text:p>
      <text:p text:style-name="P15">August 30, 2018 – September 21, 2018</text:p>
      <text:p text:style-name="P15"/>
      <text:p text:style-name="P18">All code referenced in this document and more can be found in the project’s git repo: <text:a xlink:type="simple" xlink:href="https://github.com/zneb97/comprobo_warmup_project" text:style-name="Internet_20_link" text:visited-style-name="Visited_20_Internet_20_Link">https://github.com/zneb97/comprobo_warmup_project</text:a></text:p>
      <text:p text:style-name="P2"/>
      <text:p text:style-name="P19"/>
      <text:p text:style-name="P19">Behaviour 1: Drive a <text:span text:style-name="T1">Square</text:span><text:span text:style-name="T2"> Regular N-gon</text:span></text:p>
      <text:p text:style-name="P15"><text:span text:style-name="T2">Originally presented as use “timing to drive the Neato robot in a 1m x 1m square”, I ended up taking it a bit further, instead using the robot’s odometry, </text:span><text:span text:style-name="T3">it’s distance from the point it was initialized,</text:span><text:span text:style-name="T2"> to drive in an n-sided polygon with any length sides </text:span><text:span text:style-name="T3">starting from any offset in odometry.</text:span></text:p>
      <text:p text:style-name="P5"/>
      <text:p text:style-name="P6">I structured the code as a class which allowed me to take advantage of the fact that sensor intake, processing, and action could be taken in different steps.</text:p>
      <text:p text:style-name="P6"/>
      <text:p text:style-name="P6">In the background the class variables for the robot’s x, y, and theta heading are constantly being updated by reading from the Neato’s /odom topic. When the ‘run’ function is called this information is immediately used to per-calculate the corners for the regular n-gon based on the number and length of the sides which are passed as parameters to the class. This is then visualized in a matplotlib scatter plot. This was especially helpful when debugging the “calcCorners” function.</text:p>
      <text:p text:style-name="P6"/>
      <text:p text:style-name="P7">From there the robot drives forward until it is within a tolerated range of the corner. It knows this by comparing its current /odom data to the next corner location. Once there it turns in place until it reaches the heading necessary to drive straight to the next corner. Like driving straight, this also has a tolerance (linEp and angEp respectively) to compensate for network latency.</text:p>
      <text:p text:style-name="P6"/>
      <text:p text:style-name="P16"><text:span text:style-name="T2">The most challenging part of this was figuring out the trigonometry for how much to add or subtract to the x and y for the next corner. Starting off </text:span><text:span text:style-name="T4">it was difficult to think in terms of the robot and /odom world coordinates and heading but it became for intuitive as I went on. Plotting it in matplotlib using my ‘visualize’ function also helped to make sure the shape I was making made sense regardless of its orientation.</text:span></text:p>
      <text:p text:style-name="P6"/>
      <text:p text:style-name="P16"><text:span text:style-name="T2">One disadvantage to pre-calculating the corners is that if the robot tracks too far off it cannot recover. One way this could be improved is upon reaching a corner, calculate the next one. This way the errors in position do not </text:span><text:span text:style-name="T4">accumulate.</text:span></text:p>
      <text:p text:style-name="P8"/>
      <text:p text:style-name="P17"><text:span text:style-name="T4">I </text:span><text:span text:style-name="T2">thought this </text:span><text:span text:style-name="T6">behavior</text:span><text:span text:style-name="T2"> was a really good way to familiarize myself with the basics of ROS and especially how to structure code taking into account actions needed to be performed on the robot while still being part of the ROS system. </text:span><text:span text:style-name="T5">Figuring out to structure the subscriber to update class variables while still allowing other functions of the class to run was by far the most helpful.</text:span></text:p>
      <text:p text:style-name="P3"/>
      <text:p text:style-name="P3"/>
      <text:p text:style-name="P10">Behaviour 2: Wall <text:span text:style-name="T7">F</text:span>ollower</text:p>
      <text:p text:style-name="P4">True to its name, this behaviour attempts to have the Neato robot follow the wall given an initial position and orientation near the wall.</text:p>
      <text:p text:style-name="P4"/>
      <text:p text:style-name="P9"><text:soft-page-break/>My solution to this was for the Neato to calculate the angle perpendicular to the “wall” and then try to bring that angle to either 90 or 270 (the sides of the robot so when travelling forward it is parallel to the wall) and maintain then maintain that angle. The way it calculates this is by comparing the lengths of laser scan of each angle scan and the scan X degrees (X is generally less than 90) ahead of it. Of all of these it then takes the halfway point between the two angles X degrees apart with the minimum difference in length (generally nearing 0) as the only way this occurs is if there is a plane (the wall) running perpendicular to that halfway angle.</text:p>
      <text:p text:style-name="P4"/>
      <text:p text:style-name="P4"><text:span text:style-name="T11">Once its perpendicular angle has been calculated, t</text:span>here are four cases that can occur during the initialization and run of the script <text:span text:style-name="T9">a</text:span>nd are represented in the code. <text:span text:style-name="T10">These occur in the combinations of whether the wall is generally to the left or right Neato robot and whether it is turned towards or away from the wall. These can be thought of in terms of quadrants to the robot. Depending on which quadrant the perpendicular is, the robot turns to bring the perpendicular closer to 90 or 270 so the robot runs parallel to the wall.</text:span></text:p>
      <text:p text:style-name="P4"/>
      <text:p text:style-name="P21">Visualization was performed by using the robot’s odometry and the angles to the sides of the perpendicular angle to come up with a series points which I turned into markers to be displayed in rviz.</text:p>
      <text:p text:style-name="P4"/>
      <text:p text:style-name="P9">Like wall follower I structured the code as a single class. <text:span text:style-name="T12">The subscriber to the /scan rostopic, after its data is processed to find the perpendicular angle, updates a class variable so that other processes, like updating the robot’s driving, can be performed while it is running in the background. Unlike the wall follower, I do most of the data processing in the subscriber’s callback function as I do not want to have to constantly store the entire laser scan list as a class variable.</text:span></text:p>
      <text:p text:style-name="P4"/>
      <text:p text:style-name="P9">Problems with this approach occur when the robot is in a crowded area as it is more likely to have scans of equal length and may calculate the angle perpendicular to an object rather than the wall. This could be solved by implementing line detection with an algorithm RANSAC but I did not put in the time to implement this.</text:p>
      <text:p text:style-name="P9"/>
      <text:p text:style-name="P12">This behavior was helpful for getting accustomed to the laser scan <text:span text:style-name="T14">as well as getting more familiar with better ways to structure the creation of marker objects.</text:span></text:p>
      <text:p text:style-name="P3"/>
      <text:p text:style-name="P11">Behaviour 3: Human Follower</text:p>
      <text:p text:style-name="P11"/>
      <text:p text:style-name="P13">Like the name implies, this behaviour attempts to follow a human around. This behaviour works best <text:span text:style-name="T13">in a large open space with the human remaining within a given angle to either side of the robot and within a given distance.</text:span></text:p>
      <text:p text:style-name="P13"/>
      <text:p text:style-name="P14">My way about this behaviour was to define a region of interest (some degrees out from the robot on the left and right and some distance. It would then calculate the center of mass of <text:span text:style-name="T14">all points by just averaging the distance and angle. Using proportional control with a goal of the person being directly in front of the robot and some distance away and by normalizing the data between -1 and 1 for turning and 0 and 1 for driving the robot the robot would then turn correctly and follow at a reasonable speed depending on how far off the human position was from the goal position.</text:span></text:p>
      <text:p text:style-name="P14"/>
      <text:p text:style-name="P14">The trickiest part of this program was working with angle wrapping. Because moving from left to right in front of the robot corresponds to the laser scans X to 0 then wrapping around to 359 to Y, I ended up writing <text:span text:style-name="T15">several cases for when it does wrap</text:span> and processing the laser scan data into a list in specific <text:soft-page-break/>ways <text:span text:style-name="T16">(index 0 being the left most from the front of the robot, n-1 being the right most) </text:span>that made it easier for me to debug and conceptualize.</text:p>
      <text:p text:style-name="P13"/>
      <text:p text:style-name="P13"/>
      <text:p text:style-name="P13">One problem with my solution is that it can get “distracted” by any large objects it happens to pass by as the center of mass is calculated using all points within the region of interest. Two ways I could counteract this is to have it remember where the human last was and move based on that or have it recognize the two legs of a human.</text:p>
      <text:p text:style-name="P11"/>
      <text:p text:style-name="P11">Behaviour 4: Obstacle Avoidance</text:p>
      <text:p text:style-name="P11"/>
      <text:p text:style-name="P23">To avoid obstacles, I treat each point from the lidar scan as an object which exerts some force on the robot, pushing it away from it by affecting its turning and linear velocity.</text:p>
      <text:p text:style-name="P11"/>
      <text:p text:style-name="P11">Behaviour 5: Finite State Control: <text:s/>_____<text:span text:style-name="T8">+_______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20:47:58.528337657</meta:creation-date>
    <meta:generator>LibreOffice/5.1.6.2$Linux_X86_64 LibreOffice_project/10m0$Build-2</meta:generator>
    <dc:date>2018-09-21T00:19:21.408639687</dc:date>
    <meta:editing-duration>PT8H8M57S</meta:editing-duration>
    <meta:editing-cycles>12</meta:editing-cycles>
    <meta:document-statistic meta:table-count="0" meta:image-count="0" meta:object-count="0" meta:page-count="3" meta:paragraph-count="29" meta:word-count="1258" meta:character-count="7066" meta:non-whitespace-character-count="5834"/>
  </office:meta>
</office:document-meta>
</file>